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23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5 2412">
            <text:p>test_Parser(primitives): 1,5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5">
            <text:p>1,5 sec</text:p>
          </table:table-cell>
          <table:table-cell table:style-name="ce162" table:formula="of:=TESTSTAT(&quot;count&quot;; [.B46])" office:value-type="float" office:value="2412">
            <text:p>2412</text:p>
          </table:table-cell>
          <table:table-cell table:style-name="ce164" table:formula="of:=[.E46]/[.D46]" office:value-type="float" office:value="1608">
            <text:p>1608,0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6 1546">
            <text:p>test_Parser(multiplicity): 1,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6">
            <text:p>1,6 sec</text:p>
          </table:table-cell>
          <table:table-cell table:style-name="ce162" table:formula="of:=TESTSTAT(&quot;count&quot;; [.B47])" office:value-type="float" office:value="1546">
            <text:p>1546</text:p>
          </table:table-cell>
          <table:table-cell table:style-name="ce164" table:formula="of:=[.E47]/[.D47]" office:value-type="float" office:value="966.25">
            <text:p>966,3 a/sec</text:p>
          </table:table-cell>
          <table:table-cell table:number-columns-repeated="4"/>
        </table:table-row>
        <table:table-row table:style-name="ro6">
          <table:table-cell/>
          <table:table-cell table:formula="of:=TEST_PARSER(&quot;basic&quot;)" office:value-type="string" office:string-value="test_Parser(basic): 6,2 9107">
            <text:p>test_Parser(basic): 6,2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2">
            <text:p>6,2 sec</text:p>
          </table:table-cell>
          <table:table-cell table:style-name="ce162" table:formula="of:=TESTSTAT(&quot;count&quot;; [.B48])" office:value-type="float" office:value="9107">
            <text:p>9107</text:p>
          </table:table-cell>
          <table:table-cell table:style-name="ce164" table:formula="of:=[.E48]/[.D48]" office:value-type="float" office:value="1468.87096774194">
            <text:p>1468,9 a/sec</text:p>
          </table:table-cell>
          <table:table-cell table:number-columns-repeated="4"/>
        </table:table-row>
        <table:table-row table:style-name="ro6">
          <table:table-cell/>
          <table:table-cell table:formula="of:=TEST_PARSER(&quot;special&quot;)" office:value-type="string" office:string-value="test_Parser(special): 0,8 479">
            <text:p>test_Parser(special): 0,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8">
            <text:p>0,8 sec</text:p>
          </table:table-cell>
          <table:table-cell table:style-name="ce162" table:formula="of:=TESTSTAT(&quot;count&quot;; [.B49])" office:value-type="float" office:value="479">
            <text:p>479</text:p>
          </table:table-cell>
          <table:table-cell table:style-name="ce164" table:formula="of:=[.E49]/[.D49]" office:value-type="float" office:value="598.75">
            <text:p>598,8 a/sec</text:p>
          </table:table-cell>
          <table:table-cell table:number-columns-repeated="4"/>
        </table:table-row>
        <table:table-row table:style-name="ro6">
          <table:table-cell/>
          <table:table-cell table:formula="of:=TEST_PARSER(&quot;numbers&quot;)" office:value-type="string" office:string-value="test_Parser(numbers): 2,8 3046">
            <text:p>test_Parser(numbers): 2,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8">
            <text:p>2,8 sec</text:p>
          </table:table-cell>
          <table:table-cell table:style-name="ce162" table:formula="of:=TESTSTAT(&quot;count&quot;; [.B50])" office:value-type="float" office:value="3046">
            <text:p>3046</text:p>
          </table:table-cell>
          <table:table-cell table:style-name="ce164" table:formula="of:=[.E50]/[.D50]" office:value-type="float" office:value="1087.85714285714">
            <text:p>1087,9 a/sec</text:p>
          </table:table-cell>
          <table:table-cell table:number-columns-repeated="4"/>
        </table:table-row>
        <table:table-row table:style-name="ro6">
          <table:table-cell/>
          <table:table-cell table:formula="of:=TEST_PARSER(&quot;types&quot;)" office:value-type="string" office:string-value="test_Parser(types): 6 11149">
            <text:p>test_Parser(types): 6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
            <text:p>6,0 sec</text:p>
          </table:table-cell>
          <table:table-cell table:style-name="ce162" table:formula="of:=TESTSTAT(&quot;count&quot;; [.B51])" office:value-type="float" office:value="11149">
            <text:p>11149</text:p>
          </table:table-cell>
          <table:table-cell table:style-name="ce164" table:formula="of:=[.E51]/[.D51]" office:value-type="float" office:value="1858.16666666667">
            <text:p>1858,2 a/sec</text:p>
          </table:table-cell>
          <table:table-cell table:number-columns-repeated="4"/>
        </table:table-row>
        <table:table-row table:style-name="ro6">
          <table:table-cell table:number-columns-repeated="3"/>
          <table:table-cell table:style-name="ce161" table:formula="of:=SUM([.D46:.D51])" office:value-type="float" office:value="18.9">
            <text:p>18,9 sec</text:p>
          </table:table-cell>
          <table:table-cell table:style-name="ce163" table:formula="of:=SUM([.E46:.E51])" office:value-type="float" office:value="27739">
            <text:p>27739</text:p>
          </table:table-cell>
          <table:table-cell table:style-name="ce165" table:formula="of:=[.E52]/[.D52]" office:value-type="float" office:value="1467.67195767196">
            <text:p>1467,7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7,2 27734">
            <text:p>test_Parser(all): 17,2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7.2">
            <text:p>17,2 sec</text:p>
          </table:table-cell>
          <table:table-cell table:style-name="ce162" table:formula="of:=TESTSTAT(&quot;count&quot;; [.B54])" office:value-type="float" office:value="27734">
            <text:p>27734</text:p>
          </table:table-cell>
          <table:table-cell table:style-name="ce164" table:formula="of:=[.E54]/[.D54]" office:value-type="float" office:value="1612.44186046512">
            <text:p>1612,4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4">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 -&gt; ASN lbl v</text:span></text:p>
            <text:p><text:span text:style-name="T2"><text:s text:c="2"/></text:span><text:span text:style-name="T2">ASN "Alt" <text:s/>() [x] <text:s text:c="7"/>-&gt; x</text:span></text:p>
            <text:p><text:span text:style-name="T2"><text:s text:c="2"/></text:span><text:span text:style-name="T2">ASN "Con" <text:s/>() [x] <text:s text:c="7"/>-&gt; x</text:span></text:p>
            <text:p><text:span text:style-name="T2"><text:s text:c="2"/></text:span><text:span text:style-name="T2">ASN "Atom" () [x] <text:s text:c="7"/>-&gt; x</text:span></text:p>
            <text:p><text:span text:style-name="T2"/></text:p>
          </table:table-cell>
          <table:table-cell table:style-name="ce174" table:formula="of:=DERIVATIONTREE_PRSGRAMMAR([.B26]; SUM([.D2:.D25]))" office:value-type="string" office:string-value="─Grammar&#13;&#10; ├─Rule&#13;&#10; │ ├─RuleName:'_S'&#13;&#10; │ └─Alt&#13;&#10; │   └─Con&#13;&#10; │     └─Atom&#13;&#10; │       └─Nonterminal:'_Grammar'&#13;&#10; ├─Rule&#13;&#10; │ ├─RuleName:'_ws'&#13;&#10; │ └─Alt&#13;&#10; │   └─Con&#13;&#10; │     └─Atom&#13;&#10; │       └─CClass&#13;&#10; │         └─PCList&#13;&#10; │           ├─CCItem&#13;&#10; │           │ └─([-\r\n\t\[\-\]\\]):' '&#13;&#10; │           └─CCItem&#13;&#10; │             └─escC&#13;&#10; │               └─(◄─):'\t'&#13;&#10; ├─Rule&#13;&#10; │ ├─RuleName:'_lb'&#13;&#10; │ └─Alt&#13;&#10; │   ├─Con&#13;&#10; │   │ └─Atom&#13;&#10; │   │   └─Terminal:'\r\n'&#13;&#10; │   ├─Con&#13;&#10; │   │ └─Atom&#13;&#10; │   │   └─Terminal:'\r'&#13;&#10; │   ├─Con&#13;&#10; │   │ └─Atom&#13;&#10; │   │   └─Terminal:'\n\r'&#13;&#10; │   └─Con&#13;&#10; │     └─Atom&#13;&#10; │       └─Terminal:'\n'&#13;&#10; ├─Rule&#13;&#10; │ ├─RuleName:'_multOp'&#13;&#10; │ └─Alt&#13;&#10; │   └─Con&#13;&#10; │     └─Atom&#13;&#10; │       └─CClass&#13;&#10; │         └─PCList&#13;&#10; │           ├─CCItem&#13;&#10; │           │ └─([-\r\n\t\[\-\]\\]):'?'&#13;&#10; │           ├─CCItem&#13;&#10; │           │ └─([-\r\n\t\[\-\]\\]):'+'&#13;&#10; │           └─CCItem&#13;&#10; │             └─([-\r\n\t\[\-\]\\]):'*'&#13;&#10; ├─Rule&#13;&#10; │ ├─RuleName:'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_escQ'&#13;&#10; │ └─Alt&#13;&#10; │   └─Con&#13;&#10; │     ├─Atom&#13;&#10; │     │ └─Terminal:'\\'&#13;&#10; │     └─Atom&#13;&#10; │       └─CClass&#13;&#10; │         └─PCList&#13;&#10; │           ├─CCItem&#13;&#10; │           │ └─([-\r\n\t\[\-\]\\]):'r'&#13;&#10; │           ├─CCItem&#13;&#10; │           │ └─([-\r\n\t\[\-\]\\]):'n'&#13;&#10; │           ├─CCItem&#13;&#10; │           │ └─([-\r\n\t\[\-\]\\]):'t'&#13;&#10; │           ├─CCItem&#13;&#10; │           │ └─escC&#13;&#10; │           │   └─([\\&quot;\[\-\]]):'\\'&#13;&#10; │           └─CCItem&#13;&#10; │             └─([-\r\n\t\[\-\]\\]):'\&quot;'&#13;&#10; ├─Rule&#13;&#10; │ ├─RuleName:'_escC'&#13;&#10; │ └─Alt&#13;&#10; │   └─Con&#13;&#10; │     ├─Atom&#13;&#10; │     │ └─Terminal:'\\'&#13;&#10; │     └─Atom&#13;&#10; │       └─CClass&#13;&#10; │         └─PCList&#13;&#10; │           ├─CCItem&#13;&#10; │           │ └─([-\r\n\t\[\-\]\\]):'r'&#13;&#10; │           ├─CCItem&#13;&#10; │           │ └─([-\r\n\t\[\-\]\\]):'n'&#13;&#10; │           ├─CCItem&#13;&#10; │           │ └─([-\r\n\t\[\-\]\\]):'t'&#13;&#10; │           ├─CCItem&#13;&#10; │           │ └─escC&#13;&#10; │           │   └─([\\&quot;\[\-\]]):'['&#13;&#10; │           ├─CCItem&#13;&#10; │           │ └─escC&#13;&#10; │           │   └─([\\&quot;\[\-\]]):'-'&#13;&#10; │           ├─CCItem&#13;&#10; │           │ └─escC&#13;&#10; │           │   └─([\\&quot;\[\-\]]):']'&#13;&#10; │           └─CCItem&#13;&#10; │             └─escC&#13;&#10; │               └─([\\&quot;\[\-\]]):'\\'&#13;&#10; ├─Rule&#13;&#10; │ ├─RuleName:'_Grammar'&#13;&#10; │ └─Alt&#13;&#10; │   └─Con&#13;&#10; │     ├─Atom&#13;&#10; │     │ └─Nonterminal:'_Rule'&#13;&#10; │     └─Atom&#13;&#10; │       └─Alt&#13;&#10; │         └─Con&#13;&#10; │           ├─Atom&#13;&#10; │           │ └─Nonterminal:'_lb'&#13;&#10; │           └─Atom&#13;&#10; │             └─Nonterminal:'_Rule'&#13;&#10; ├─Rule&#13;&#10; │ ├─RuleName:'_Rule'&#13;&#10; │ └─Alt&#13;&#10; │   └─Con&#13;&#10; │     ├─Atom&#13;&#10; │     │ └─Nonterminal:'_RuleName'&#13;&#10; │     ├─Atom&#13;&#10; │     │ └─Terminal:'::='&#13;&#10; │     └─Atom&#13;&#10; │       └─Nonterminal:'_Alt'&#13;&#10; ├─Rule&#13;&#10; │ ├─RuleName:'_Con'&#13;&#10; │ └─Alt&#13;&#10; │   └─Con&#13;&#10; │     └─Atom&#13;&#10; │       └─Alt&#13;&#10; │         └─Con&#13;&#10; │           ├─Atom&#13;&#10; │           │ └─Nonterminal:'_ws'&#13;&#10; │           ├─Atom&#13;&#10; │           │ └─Nonterminal:'_Atom'&#13;&#10; │           └─Atom&#13;&#10; │             └─Nonterminal:'_ws'&#13;&#10; ├─Rule&#13;&#10; │ ├─RuleName:'_Atom'&#13;&#10; │ └─Alt&#13;&#10; │   ├─Con&#13;&#10; │   │ ├─Atom&#13;&#10; │   │ │ └─Terminal:'('&#13;&#10; │   │ ├─Atom&#13;&#10; │   │ │ └─Nonterminal:'_Alt'&#13;&#10; │   │ └─Atom&#13;&#10; │   │   └─Terminal:')'&#13;&#10; │   ├─Con&#13;&#10; │   │ └─Atom&#13;&#10; │   │   └─Nonterminal:'_Nonterminal'&#13;&#10; │   ├─Con&#13;&#10; │   │ └─Atom&#13;&#10; │   │   └─Nonterminal:'_Terminal'&#13;&#10; │   └─Con&#13;&#10; │     └─Atom&#13;&#10; │       └─Nonterminal:'_CClass'&#13;&#10; ├─Rule&#13;&#10; │ ├─RuleName:'_Nonterminal'&#13;&#10; │ └─Alt&#13;&#10; │   └─Con&#13;&#10; │     └─Atom&#13;&#10; │       └─Nonterminal:'_Ident'&#13;&#10; ├─Rule&#13;&#10; │ ├─RuleName:'_Terminal'&#13;&#10; │ └─Alt&#13;&#10; │   └─Con&#13;&#10; │     ├─Atom&#13;&#10; │     │ └─Terminal:'\&quot;'&#13;&#10; │     ├─Atom&#13;&#10; │     │ └─Alt&#13;&#10; │     │   └─Con&#13;&#10; │     │     └─Atom&#13;&#10; │     │       └─Nonterminal:'escQ'&#13;&#10; │     └─Atom&#13;&#10; │       └─Terminal:'\&quot;'&#13;&#10; ├─Rule&#13;&#10; │ ├─RuleName:'_CClass'&#13;&#10; │ └─Alt&#13;&#10; │   ├─Con&#13;&#10; │   │ └─Atom&#13;&#10; │   │   └─Terminal:'.'&#13;&#10; │   └─Con&#13;&#10; │     └─Atom&#13;&#10; │       └─Alt&#13;&#10; │         └─Con&#13;&#10; │           ├─Atom&#13;&#10; │           │ └─Terminal:'['&#13;&#10; │           ├─Atom&#13;&#10; │           │ └─Alt&#13;&#10; │           │   ├─Con&#13;&#10; │           │   │ └─Atom&#13;&#10; │           │   │   └─Nonterminal:'_NCList'&#13;&#10; │           │   └─Con&#13;&#10; │           │     └─Atom&#13;&#10; │           │       └─Nonterminal:'_PCList'&#13;&#10; │           └─Atom&#13;&#10; │             └─Terminal:']'&#13;&#10; ├─Rule&#13;&#10; │ ├─RuleName:'_NCList'&#13;&#10; │ └─Alt&#13;&#10; │   └─Con&#13;&#10; │     ├─Atom&#13;&#10; │     │ └─Terminal:'-'&#13;&#10; │     └─Atom&#13;&#10; │       └─Nonterminal:'PCList'&#13;&#10; ├─Rule&#13;&#10; │ ├─RuleName:'_PCList'&#13;&#10; │ └─Alt&#13;&#10; │   └─Con&#13;&#10; │     └─Atom&#13;&#10; │       └─Alt&#13;&#10; │         ├─Con&#13;&#10; │         │ └─Atom&#13;&#10; │         │   └─Nonterminal:'_CCRange'&#13;&#10; │         └─Con&#13;&#10; │           └─Atom&#13;&#10; │             └─Nonterminal:'_CCItem'&#13;&#10; ├─Rule&#13;&#10; │ ├─RuleName:'_CCItem'&#13;&#10; │ └─Alt&#13;&#10; │   ├─Con&#13;&#10; │   │ └─Atom&#13;&#10; │   │   └─Nonterminal:'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_CCRange'&#13;&#10;   └─Alt&#13;&#10;     └─Con&#13;&#10;       ├─Atom&#13;&#10;       │ └─Nonterminal:'_CCItem'&#13;&#10;       ├─Atom&#13;&#10;       │ └─Terminal:'-'&#13;&#10;       └─Atom&#13;&#10;         └─Nonterminal:'_CCItem'" table:number-columns-spanned="1" table:number-rows-spanned="90">
            <text:p>─Grammar</text:p>
            <text:p><text:s/>├─Rule</text:p>
            <text:p><text:s/>│ ├─RuleName:'_S'</text:p>
            <text:p><text:s/>│ └─Alt</text:p>
            <text:p><text:s/>│ <text:s text:c="2"/>└─Con</text:p>
            <text:p><text:s/>│ <text:s text:c="4"/>└─Atom</text:p>
            <text:p><text:s/>│ <text:s text:c="6"/>└─Nonterminal:'_Grammar'</text:p>
            <text:p><text:s/>├─Rule</text:p>
            <text:p><text:s/>│ ├─RuleName:'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_lb'</text:p>
            <text:p><text:s/>│ └─Alt</text:p>
            <text:p><text:s/>│ <text:s text:c="2"/>├─Con</text:p>
            <text:p><text:s/>│ <text:s text:c="2"/>│ └─Atom</text:p>
            <text:p><text:s/>│ <text:s text:c="2"/>│ <text:s text:c="2"/>└─Terminal:'\r\n'</text:p>
            <text:p><text:s/>│ <text:s text:c="2"/>├─Con</text:p>
            <text:p><text:s/>│ <text:s text:c="2"/>│ └─Atom</text:p>
            <text:p><text:s/>│ <text:s text:c="2"/>│ <text:s text:c="2"/>└─Terminal:'\r'</text:p>
            <text:p><text:s/>│ <text:s text:c="2"/>├─Con</text:p>
            <text:p><text:s/>│ <text:s text:c="2"/>│ └─Atom</text:p>
            <text:p><text:s/>│ <text:s text:c="2"/>│ <text:s text:c="2"/>└─Terminal:'\n\r'</text:p>
            <text:p><text:s/>│ <text:s text:c="2"/>└─Con</text:p>
            <text:p><text:s/>│ <text:s text:c="4"/>└─Atom</text:p>
            <text:p><text:s/>│ <text:s text:c="6"/>└─Terminal:'\n'</text:p>
            <text:p><text:s/>├─Rule</text:p>
            <text:p><text:s/>│ ├─RuleName:'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_escQ'</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_escC'</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_Grammar'</text:p>
            <text:p><text:s/>│ └─Alt</text:p>
            <text:p><text:s/>│ <text:s text:c="2"/>└─Con</text:p>
            <text:p><text:s/>│ <text:s text:c="4"/>├─Atom</text:p>
            <text:p><text:s/>│ <text:s text:c="4"/>│ └─Nonterminal:'_Rule'</text:p>
            <text:p><text:s/>│ <text:s text:c="4"/>└─Atom</text:p>
            <text:p><text:s/>│ <text:s text:c="6"/>└─Alt</text:p>
            <text:p><text:s/>│ <text:s text:c="8"/>└─Con</text:p>
            <text:p><text:s/>│ <text:s text:c="10"/>├─Atom</text:p>
            <text:p><text:s/>│ <text:s text:c="10"/>│ └─Nonterminal:'_lb'</text:p>
            <text:p><text:s/>│ <text:s text:c="10"/>└─Atom</text:p>
            <text:p><text:s/>│ <text:s text:c="12"/>└─Nonterminal:'_Rule'</text:p>
            <text:p><text:s/>├─Rule</text:p>
            <text:p><text:s/>│ ├─RuleName:'_Rule'</text:p>
            <text:p><text:s/>│ └─Alt</text:p>
            <text:p><text:s/>│ <text:s text:c="2"/>└─Con</text:p>
            <text:p><text:s/>│ <text:s text:c="4"/>├─Atom</text:p>
            <text:p><text:s/>│ <text:s text:c="4"/>│ └─Nonterminal:'_RuleName'</text:p>
            <text:p><text:s/>│ <text:s text:c="4"/>├─Atom</text:p>
            <text:p><text:s/>│ <text:s text:c="4"/>│ └─Terminal:'::='</text:p>
            <text:p><text:s/>│ <text:s text:c="4"/>└─Atom</text:p>
            <text:p><text:s/>│ <text:s text:c="6"/>└─Nonterminal:'_Alt'</text:p>
            <text:p><text:s/>├─Rule</text:p>
            <text:p><text:s/>│ ├─RuleName:'_Con'</text:p>
            <text:p><text:s/>│ └─Alt</text:p>
            <text:p><text:s/>│ <text:s text:c="2"/>└─Con</text:p>
            <text:p><text:s/>│ <text:s text:c="4"/>└─Atom</text:p>
            <text:p><text:s/>│ <text:s text:c="6"/>└─Alt</text:p>
            <text:p><text:s/>│ <text:s text:c="8"/>└─Con</text:p>
            <text:p><text:s/>│ <text:s text:c="10"/>├─Atom</text:p>
            <text:p><text:s/>│ <text:s text:c="10"/>│ └─Nonterminal:'_ws'</text:p>
            <text:p><text:s/>│ <text:s text:c="10"/>├─Atom</text:p>
            <text:p><text:s/>│ <text:s text:c="10"/>│ └─Nonterminal:'_Atom'</text:p>
            <text:p><text:s/>│ <text:s text:c="10"/>└─Atom</text:p>
            <text:p><text:s/>│ <text:s text:c="12"/>└─Nonterminal:'_ws'</text:p>
            <text:p><text:s/>├─Rule</text:p>
            <text:p><text:s/>│ ├─RuleName:'_Atom'</text:p>
            <text:p><text:s/>│ └─Alt</text:p>
            <text:p><text:s/>│ <text:s text:c="2"/>├─Con</text:p>
            <text:p><text:s/>│ <text:s text:c="2"/>│ ├─Atom</text:p>
            <text:p><text:s/>│ <text:s text:c="2"/>│ │ └─Terminal:'('</text:p>
            <text:p><text:s/>│ <text:s text:c="2"/>│ ├─Atom</text:p>
            <text:p><text:s/>│ <text:s text:c="2"/>│ │ └─Nonterminal:'_Alt'</text:p>
            <text:p><text:s/>│ <text:s text:c="2"/>│ └─Atom</text:p>
            <text:p><text:s/>│ <text:s text:c="2"/>│ <text:s text:c="2"/>└─Terminal:')'</text:p>
            <text:p><text:s/>│ <text:s text:c="2"/>├─Con</text:p>
            <text:p><text:s/>│ <text:s text:c="2"/>│ └─Atom</text:p>
            <text:p><text:s/>│ <text:s text:c="2"/>│ <text:s text:c="2"/>└─Nonterminal:'_Nonterminal'</text:p>
            <text:p><text:s/>│ <text:s text:c="2"/>├─Con</text:p>
            <text:p><text:s/>│ <text:s text:c="2"/>│ └─Atom</text:p>
            <text:p><text:s/>│ <text:s text:c="2"/>│ <text:s text:c="2"/>└─Nonterminal:'_Terminal'</text:p>
            <text:p><text:s/>│ <text:s text:c="2"/>└─Con</text:p>
            <text:p><text:s/>│ <text:s text:c="4"/>└─Atom</text:p>
            <text:p><text:s/>│ <text:s text:c="6"/>└─Nonterminal:'_CClass'</text:p>
            <text:p><text:s/>├─Rule</text:p>
            <text:p><text:s/>│ ├─RuleName:'_Nonterminal'</text:p>
            <text:p><text:s/>│ └─Alt</text:p>
            <text:p><text:s/>│ <text:s text:c="2"/>└─Con</text:p>
            <text:p><text:s/>│ <text:s text:c="4"/>└─Atom</text:p>
            <text:p><text:s/>│ <text:s text:c="6"/>└─Nonterminal:'_Ident'</text:p>
            <text:p><text:s/>├─Rule</text:p>
            <text:p><text:s/>│ ├─RuleName:'_Terminal'</text:p>
            <text:p><text:s/>│ └─Alt</text:p>
            <text:p><text:s/>│ <text:s text:c="2"/>└─Con</text:p>
            <text:p><text:s/>│ <text:s text:c="4"/>├─Atom</text:p>
            <text:p><text:s/>│ <text:s text:c="4"/>│ └─Terminal:'\"'</text:p>
            <text:p><text:s/>│ <text:s text:c="4"/>├─Atom</text:p>
            <text:p><text:s/>│ <text:s text:c="4"/>│ └─Alt</text:p>
            <text:p><text:s/>│ <text:s text:c="4"/>│ <text:s text:c="2"/>└─Con</text:p>
            <text:p><text:s/>│ <text:s text:c="4"/>│ <text:s text:c="4"/>└─Atom</text:p>
            <text:p><text:s/>│ <text:s text:c="4"/>│ <text:s text:c="6"/>└─Nonterminal:'escQ'</text:p>
            <text:p><text:s/>│ <text:s text:c="4"/>└─Atom</text:p>
            <text:p><text:s/>│ <text:s text:c="6"/>└─Terminal:'\"'</text:p>
            <text:p><text:s/>├─Rule</text:p>
            <text:p><text:s/>│ ├─RuleName:'_CClass'</text:p>
            <text:p><text:s/>│ └─Alt</text:p>
            <text:p><text:s/>│ <text:s text:c="2"/>├─Con</text:p>
            <text:p><text:s/>│ <text:s text:c="2"/>│ └─Atom</text:p>
            <text:p><text:s/>│ <text:s text:c="2"/>│ <text:s text:c="2"/>└─Terminal:'.'</text:p>
            <text:p><text:s/>│ <text:s text:c="2"/>└─Con</text:p>
            <text:p><text:s/>│ <text:s text:c="4"/>└─Atom</text:p>
            <text:p><text:s/>│ <text:s text:c="6"/>└─Alt</text:p>
            <text:p><text:s/>│ <text:s text:c="8"/>└─Con</text:p>
            <text:p><text:s/>│ <text:s text:c="10"/>├─Atom</text:p>
            <text:p><text:s/>│ <text:s text:c="10"/>│ └─Terminal:'['</text:p>
            <text:p><text:s/>│ <text:s text:c="10"/>├─Atom</text:p>
            <text:p><text:s/>│ <text:s text:c="10"/>│ └─Alt</text:p>
            <text:p><text:s/>│ <text:s text:c="10"/>│ <text:s text:c="2"/>├─Con</text:p>
            <text:p><text:s/>│ <text:s text:c="10"/>│ <text:s text:c="2"/>│ └─Atom</text:p>
            <text:p><text:s/>│ <text:s text:c="10"/>│ <text:s text:c="2"/>│ <text:s text:c="2"/>└─Nonterminal:'_NCList'</text:p>
            <text:p><text:s/>│ <text:s text:c="10"/>│ <text:s text:c="2"/>└─Con</text:p>
            <text:p><text:s/>│ <text:s text:c="10"/>│ <text:s text:c="4"/>└─Atom</text:p>
            <text:p><text:s/>│ <text:s text:c="10"/>│ <text:s text:c="6"/>└─Nonterminal:'_PCList'</text:p>
            <text:p><text:s/>│ <text:s text:c="10"/>└─Atom</text:p>
            <text:p><text:s/>│ <text:s text:c="12"/>└─Terminal:']'</text:p>
            <text:p><text:s/>├─Rule</text:p>
            <text:p><text:s/>│ ├─RuleName:'_NCList'</text:p>
            <text:p><text:s/>│ └─Alt</text:p>
            <text:p><text:s/>│ <text:s text:c="2"/>└─Con</text:p>
            <text:p><text:s/>│ <text:s text:c="4"/>├─Atom</text:p>
            <text:p><text:s/>│ <text:s text:c="4"/>│ └─Terminal:'-'</text:p>
            <text:p><text:s/>│ <text:s text:c="4"/>└─Atom</text:p>
            <text:p><text:s/>│ <text:s text:c="6"/>└─Nonterminal:'PCList'</text:p>
            <text:p><text:s/>├─Rule</text:p>
            <text:p><text:s/>│ ├─RuleName:'_PCList'</text:p>
            <text:p><text:s/>│ └─Alt</text:p>
            <text:p><text:s/>│ <text:s text:c="2"/>└─Con</text:p>
            <text:p><text:s/>│ <text:s text:c="4"/>└─Atom</text:p>
            <text:p><text:s/>│ <text:s text:c="6"/>└─Alt</text:p>
            <text:p><text:s/>│ <text:s text:c="8"/>├─Con</text:p>
            <text:p><text:s/>│ <text:s text:c="8"/>│ └─Atom</text:p>
            <text:p><text:s/>│ <text:s text:c="8"/>│ <text:s text:c="2"/>└─Nonterminal:'_CCRange'</text:p>
            <text:p><text:s/>│ <text:s text:c="8"/>└─Con</text:p>
            <text:p><text:s/>│ <text:s text:c="10"/>└─Atom</text:p>
            <text:p><text:s/>│ <text:s text:c="12"/>└─Nonterminal:'_CCItem'</text:p>
            <text:p><text:s/>├─Rule</text:p>
            <text:p><text:s/>│ ├─RuleName:'_CCItem'</text:p>
            <text:p><text:s/>│ └─Alt</text:p>
            <text:p><text:s/>│ <text:s text:c="2"/>├─Con</text:p>
            <text:p><text:s/>│ <text:s text:c="2"/>│ └─Atom</text:p>
            <text:p><text:s/>│ <text:s text:c="2"/>│ <text:s text:c="2"/>└─Nonterminal:'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_CCRange'</text:p>
            <text:p><text:s text:c="3"/>└─Alt</text:p>
            <text:p><text:s text:c="5"/>└─Con</text:p>
            <text:p><text:s text:c="7"/>├─Atom</text:p>
            <text:p><text:s text:c="7"/>│ └─Nonterminal:'_CCItem'</text:p>
            <text:p><text:s text:c="7"/>├─Atom</text:p>
            <text:p><text:s text:c="7"/>│ └─Terminal:'-'</text:p>
            <text:p><text:s text:c="7"/>└─Atom</text:p>
            <text:p><text:s text:c="9"/>└─Nonterminal:'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8">
            <text:p>8</text:p>
          </table:table-cell>
          <table:table-cell table:style-name="ce186" office:value-type="string">
            <text:p>1</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16">
            <text:p>16</text:p>
          </table:table-cell>
          <table:table-cell table:style-name="ce186" office:value-type="string">
            <text:p>1</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4">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19.05.2017</text:date>, <text:time>14:58:1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9T14:58:14.46</dc:date>
    <meta:editing-duration>P159DT4H4M11S</meta:editing-duration>
    <meta:editing-cycles>641</meta:editing-cycles>
    <meta:generator>OpenOffice/4.1.2$Win32 OpenOffice.org_project/412m3$Build-9782</meta:generator>
    <meta:document-statistic meta:table-count="11" meta:cell-count="7734"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2, "Pattern a -&gt; a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matches":		result = matches(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l"
			If isEmpty(p.a0) Then
				out = "()"
			Else
				out = toString(p.a0)
			End If
		Case Else
			croak("TPattern_toString: unsupported pattern .which = " &amp; toString(p.which))
	End Select
	TPattern_toString = out
End Function

Function patAny()
	Static out As Object : If isNull(out) Then
		out = newPattern("any", Empty)
	End If
	patAny = out
End Function

Function patEmpty()
	Static out As Object : If isNull(out) Then
		out = patVal(Empty)
	End If
	patEmpty = out
End Function

Function patVal(v As Variant)
	Dim out As Variant
	out = newPattern("val", v)
	patVal = out
End Function

Function matches( _
	Optional ByRef p As Object, _
	Optional ByVal v As Variant _
)
	Static oFn As Object : If isNull(oFn) Then : oFn = Fn.matches : End If
	Dim out As Variant
	If isMissing(p) Then 		: out = oFn
	ElseIf isMissing(v) Then	: out = apply(oFn, p)
	Else
		Select Case p.which
			Case "any": 	out = True
			Case "val":		out = equ(v, p.a0)
			Case Else
				croak("TPattern_matches: unsupported pattern .which = " &amp; toString(p.which))
		End Select
	End If
	matches = out
End Function

Function [test_Pattern======================================]()
	test_Pattern_isPattern()
	test_Pattern_basePatterns()
	test_Pattern_toString()
	test_Pattern_matches()
End Function

Function test_Pattern_newPattern()
	Dim p As Object
	p = newPattern()
	assertEqual(typeOf(p), "Object/" &amp; TPattern_tyname).x
End Function

Function test_Pattern_isPattern()
	' see test_Pattern_basePatterns for positive tests (assertEqual(isPattern(...), True))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basePatterns()
	Dim p As Object
	p = patAny
	assertEqual(isPattern(p), True).x
	p = patEmpty
	assertEqual(isPattern(p), True).x
End Function

Function test_Pattern_toString()
	assertEqual(toString(patAny),   		      "_").x
	assertEqual(toString(patEmpty), 		     "()").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End Function

Function assert_matches(p As Object, ByVal vs As Variant)
	assert_matches = _match_assertions(p, vs, True)
End Function

Function refute_matches(p As Object, ByVal vs As Variant)
	refute_matches = _match_assertions(p, vs, False)
End Function

Function _match_assertions(p As Object, ByVal vs As Variant, expected As Boolean)
	If Not(isPattern(p)) Then
		croak(IIf(expected, "assert", "refute") &amp; "_matches: invalid pattern " &amp; toString(p))
	End If
	Dim testResult As Object
	Dim val As Variant, i As Integer, gotArray As Boolean
	gotArray = isArray(vs)
	If Not(gotArray) Then
		vs = Array(vs)
	End If
	For i = LBound(vs) To UBound(vs)
		testResult = _single_match_assertion(p, vs(i), expected, gotArray, i)
		If testResult.isFail Then
			Goto _match_assertions_end
		End If
	Next i
_match_assertions_end:
	_match_assertions = testResult
End Function

Function _single_match_assertion( _
	p As Object, _
	val As Variant, _
	expected As Boolean, _
	gotArray As Boolean, _
	i As Integer _
)
	Dim matchResult As Boolean, testResult As Object
	matchResult = matches(p, val)
	If matchResult = expected Then ' don't use assertEqual in order to avoid stupid MsgBox
		testResult = assertEqual(expected, expected) ' inc assertionCount
	Else
		Dim msg As String, valStr As String, pStr As String
		valStr = toString(val)
		pStr = toString(p)
		msg = "expected pattern " _
			&amp; NL &amp; NL &amp; "  " &amp; pStr _
			&amp; NL &amp; NL &amp; "expected " &amp; IIf(expected, "", "NOT ") &amp; "to match:" _
			&amp; NL &amp; NL &amp; "  " &amp; valStr
		If gotArray Then
			msg = "at index " &amp; i &amp; ": " _
				&amp; NL &amp; msg
		End If
		testResult = mkFail(Not(expected), expected, msg)
	End If
	_single_match_assertion = testResult
End Function

Function test_Pattern_matches()
	Dim p As TPattern, f As Object
	f = matches
	assertEqual(arity(f), 2).x
	
	p = patAny
	assert_matches(p, Array( _
		Empty, Nothing, _
		True, False, _
		"", "a", "b", "foo", _
		0, 1, 2, 3, 4711, CLng(4711), 3.1415, _
		nil, List(nil), List(1, 2, 3) _
	)).x
	
	p = patEmpty
	assert_matches(p, Empty).x
	refute_matches(p, Array( _
		       Nothing, _
		True, False, _
		"", "a", "b", "foo", _
		0, 1, 2, 3, 4711, CLng(4711), 3.1415, _
		nil, List(nil), List(1, 2, 3) _
	)).x
	
	p = patVal(Empty)
	assert_matches(p, Empty).x
	refute_matches(p, Array( _
		       Nothing, _
		True, False, _
		"", "a", "b", "foo", _
		0, 1, 2, 3, 4711, CLng(4711), 3.1415, _
		nil, List(nil), List(1, 2, 3) _
	)).x
	
	p = patVal(Nothing)
	assert_matches(p, Nothing).x
	refute_matches(p, Array( _
		Empty, _
		nil, List(nil), List(1, 2, 3) _
	)).x
	f = matches(p)
	assertThrows(f, Array(      True)).x
	assertThrows(f, Array(     False)).x
	assertThrows(f, Array(         0)).x
	assertThrows(f, Array(         1)).x
	assertThrows(f, Array(         2)).x
	assertThrows(f, Array(      4711)).x
	assertThrows(f, Array(CLng(4711))).x
	assertThrows(f, Array(    3.1415)).x
	
	p = patVal("")
	assert_matches(p, "").x
	refute_matches(p, Array( Empty, "a", "b", "foo" )).x
	f = matches(p)
	assertThrows(f, Array(   Nothing)).x
	assertThrows(f, Array(      True)).x
	assertThrows(f, Array(     False)).x
	assertThrows(f, Array(         0)).x
	assertThrows(f, Array(         1)).x
	assertThrows(f, Array(         2)).x
	assertThrows(f, Array(      4711)).x
	assertThrows(f, Array(CLng(4711))).x
	assertThrows(f, Array(    3.1415)).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End If
	envEmpty = out
End Function

Function lookup(key As Variant, env As Object)
	lookup = apply(env, key)
End Function

Function extend(env As Object, key As Variant, value As Variant)
	extend = ite(equ(key), fstArg(value), env)
End Function

Function Env_toString(env As Object)
	Env_toString = "{" &amp; _Env_toString(env) &amp; "}"
End Function

Function _Env_toString(ByVal env As Object)
	Dim out As Variant
	out = ""
_Env_toString_start:	
	If isKsomething(env) Then
		' nothing to do
	Else
		Dim args As Object, a0 As Object, a1 As Object, a2 As Object
		args = partialArgs(env)
		a2 = car(args) : args = cdr(args)
		a1 = car(args) : args = cdr(args)
		a0 = car(args)
		Dim key As Variant, val As Variant
		key = toString(car(partialArgs(a0)))
		val = toString(car(partialArgs(a1)))
		If (out = "") Then
			out = key &amp; ": " &amp; val
		Else
			out = out &amp; ", " &amp; key &amp; ": " &amp; val
		End If
		env = a2
		Goto _Env_toString_start
	End If
	_Env_toString = out
End Function

Function [test_Env======================================]
	test_Env_empty()
	test_Env_extend()
	test_Env_toString()
End Function

Function test_Env_empty()
	Dim e As Object
	e = envEmpty
	assertEqual(apply(e, "a"), Empty).x
	assertEqual(apply(e, "b"), Empty).x
	assertEqual(apply(e, "c"), Empty).x
	
	assertEqual(lookup("a", e), Empty).x
	assertEqual(lookup("b", e), Empty).x
	assertEqual(lookup("c", e), Empty).x
End Function

Function test_Env_extend()
	Dim e As Object
	e = envEmpty	
	
	e = extend(e, "a", 7)
	assertEqual(apply(e, "a"), 7).x
	assertEqual(apply(e, "b"), Empty).x
	assertEqual(apply(e, "c"), Empty).x
	
	assertEqual(lookup("a", e), 7).x
	assertEqual(lookup("b", e), Empty).x
	assertEqual(lookup("c", e), Empty).x
	
	
	e = extend(e, "b", 42)
	assertEqual(apply(e, "a"), 7).x
	assertEqual(apply(e, "b"), 42).x
	assertEqual(apply(e, "c"), Empty).x
	
	assertEqual(lookup("a", e), 7).x
	assertEqual(lookup("b", e), 42).x
	assertEqual(lookup("c", e), Empty).x
	
	e = extend(e, "a", 4711)
	assertEqual(apply(e, "a"), 4711).x
	assertEqual(apply(e, "b"), 42).x
	assertEqual(apply(e, "c"), Empty).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 'c': 4711, 'b': 42, 'a': 7}").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